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4e9" officeooo:paragraph-rsid="001984e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84e9" officeooo:paragraph-rsid="001984e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34e5" officeooo:paragraph-rsid="0019766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3653f" officeooo:paragraph-rsid="0013653f" style:font-weight-asian="bold" style:font-weight-complex="bold"/>
    </style:style>
    <style:style style:name="P5" style:family="paragraph" style:parent-style-name="Standard">
      <style:text-properties fo:font-size="14pt" officeooo:rsid="001984e9" officeooo:paragraph-rsid="001984e9" style:font-size-asian="14pt" style:font-size-complex="14pt"/>
    </style:style>
    <style:style style:name="P6" style:family="paragraph" style:parent-style-name="Standard">
      <style:text-properties fo:font-size="14pt" fo:font-weight="bold" officeooo:rsid="001984e9" officeooo:paragraph-rsid="001984e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3653f" officeooo:paragraph-rsid="00197668" style:font-size-asian="14pt" style:font-weight-asian="bold" style:font-size-complex="14pt" style:font-weight-complex="bold"/>
    </style:style>
    <style:style style:name="P8" style:family="paragraph" style:parent-style-name="Text_20_body">
      <style:text-properties officeooo:paragraph-rsid="001984e9"/>
    </style:style>
    <style:style style:name="P9" style:family="paragraph" style:parent-style-name="Text_20_body">
      <style:text-properties fo:font-size="14pt" fo:font-weight="bold" officeooo:paragraph-rsid="00197668" style:font-size-asian="14pt" style:font-weight-asian="bold" style:font-size-complex="14pt" style:font-weight-complex="bold"/>
    </style:style>
    <style:style style:name="T1" style:family="text">
      <style:text-properties officeooo:rsid="001984e9"/>
    </style:style>
    <style:style style:name="T2" style:family="text">
      <style:text-properties officeooo:rsid="0019766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984e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officeooo:rsid="001984e9" style:font-weight-asian="normal" style:font-weight-complex="normal"/>
    </style:style>
    <style:style style:name="T6" style:family="text">
      <style:text-properties style:text-underline-style="none" fo:font-weight="normal" officeooo:rsid="001984e9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ilos: </text:p>
      <text:p text:style-name="P3">tareas_SIN_hilos.py</text:p>
      <text:p text:style-name="P4"/>
      <text:p text:style-name="P8"><text:span text:style-name="T1">1) </text:span><text:span text:style-name="T2">En el caso de la tarea 1 no es predecible, como menciona en la explicación del código, depende principalmente de la velocidad de procesamiento de la máquina donde se ejecuta. En la tarea 2 tiene una demora fija de 1 segundo haciendo que no dependa exclusivamente de la velocidad de la máquina al igual que la tarea 3 que se fija un tiempo de 4 segundos.</text:span></text:p>
      <text:p text:style-name="P8"><text:span text:style-name="T1">2) </text:span>Un ejemplo sería la comunicación del CPU con el hardware, depende exclusivamente de la velocidad de la máquina haciendo que sea de máxima velocidad posible.</text:p>
      <text:p text:style-name="P8"><text:span text:style-name="T1">3) </text:span>Un ejemplo de velocidad de respuesta no dependiente de la velocidad de procesamiento sería descargar un archivo, ya que estaría variando según nuestra conexión a internet.</text:p>
      <text:p text:style-name="P8"><text:span text:style-name="T3">tareas_CON_hilos.py</text:span></text:p>
      <text:p text:style-name="P8"><text:span text:style-name="T1">1) </text:span>El tiempo de ejecución es prácticamente el mismo, no noté una mejora en el tiempo de respuesta.</text:p>
      <text:p text:style-name="P8"><text:span text:style-name="T1">2) </text:span>No se completan en el orden establecido debido al planificador que ejecuta en el orden que él quiera. </text:p>
      <text:p text:style-name="P8"><text:span text:style-name="T1">3) </text:span>Un ejemplo sería el renderizado de los gráficos en los juegos, el multihilado puede usarse para dividir esta tarea en varios hilos y mejorar el rendimiento del mismo. </text:p>
      <text:p text:style-name="P9">Race Condition:</text:p>
      <text:p text:style-name="P8"><text:span text:style-name="T4">s</text:span><text:span text:style-name="T3">umador-restador_CON_race</text:span></text:p>
      <text:p text:style-name="P8"><text:span text:style-name="T6">1) </text:span>Es un poco más lento que el código sin hilos.</text:p>
      <text:p text:style-name="P8"><text:span text:style-name="T1">2) </text:span>Varía entre valores distintos.</text:p>
      <text:p text:style-name="P8"><text:span text:style-name="T1">3) </text:span>Hay un problema en la actualización de valores en la zona crítica haciendo que el resultado de la suma no sea el esperado.</text:p>
      <text:p text:style-name="P8"><text:span text:style-name="T1">4) </text:span>Usando un algoritmo semáforo debido a que respetaría el ingreso y el egreso de la zona crítica. </text:p>
      <text:p text:style-name="P6">Detección y corrección del problema:</text:p>
      <text:p text:style-name="P5"/>
      <text:p text:style-name="P2">sumador-restador_SIN_race.py</text:p>
      <text:p text:style-name="P1"/>
      <text:p text:style-name="P1">1) El valor final del acumulador siempre es 0.</text:p>
      <text:p text:style-name="P1">2) El tiempo de ejecución es prácticamente instantáneo, debido a la declaración de hilos <text:s text:c="22"/>independien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4:19:59.442489664</meta:creation-date>
    <dc:date>2024-05-10T09:13:49.950177925</dc:date>
    <meta:editing-duration>PT53M1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80" meta:character-count="1688" meta:non-whitespace-character-count="1401"/>
  </office:meta>
</office:document-meta>
</file>